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draw:fill="bitmap" draw:fill-image-name="" style:repeat="repeat"/>
    </style:style>
    <style:style style:name="gr1" style:family="graphic" style:parent-style-name="standard">
      <style:graphic-properties svg:stroke-width="0.081cm" svg:stroke-color="#000000" draw:marker-start-width="0.321cm" draw:marker-end-width="0.321cm" draw:fill="solid" draw:fill-color="#729fcf" draw:opacity="9%" draw:textarea-horizontal-align="justify" draw:textarea-vertical-align="middle" draw:auto-grow-height="false" fo:min-height="4.17cm" fo:min-width="7.22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hatch" draw:fill-color="#729fcf" draw:fill-hatch-name="Black_20_45_20_Degrees" draw:opacity="100%" draw:textarea-horizontal-align="justify" draw:textarea-vertical-align="middle" draw:auto-grow-height="false" fo:min-height="4.17cm" fo:min-width="1.92cm" fo:padding-top="0.165cm" fo:padding-bottom="0.165cm" fo:padding-left="0.29cm" fo:padding-right="0.29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012cm" fo:min-width="0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2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084cm" fo:min-width="0cm"/>
    </style:style>
    <style:style style:name="gr6" style:family="graphic" style:parent-style-name="standard">
      <style:graphic-properties draw:marker-start="" draw:fill="none" draw:textarea-horizontal-align="justify" draw:textarea-vertical-align="middle" draw:auto-grow-height="false" fo:min-height="0.75cm" fo:min-width="2.9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4cm"/>
    </style:style>
    <style:style style:name="gr9" style:family="graphic" style:parent-style-name="standard">
      <style:graphic-properties svg:stroke-width="0.081cm" svg:stroke-color="#000000" draw:marker-start-width="0.321cm" draw:marker-end-width="0.321cm" draw:fill="hatch" draw:fill-color="#729fcf" draw:fill-hatch-name="Black_20_45_20_Degrees" draw:opacity="100%" draw:textarea-horizontal-align="justify" draw:textarea-vertical-align="middle" draw:auto-grow-height="false" fo:min-height="4.17cm" fo:min-width="1.12cm" fo:padding-top="0.165cm" fo:padding-bottom="0.165cm" fo:padding-left="0.29cm" fo:padding-right="0.29cm"/>
    </style:style>
    <style:style style:name="gr10" style:family="graphic" style:parent-style-name="standard">
      <style:graphic-properties draw:stroke="dash" draw:stroke-dash="Dashed_20__28_var_29_" draw:marker-start="" draw:fill="solid" draw:fill-color="#729fcf" draw:opacity="0%" draw:textarea-horizontal-align="justify" draw:textarea-vertical-align="middle" draw:auto-grow-height="false" fo:min-height="0.35cm" fo:min-width="7.3cm"/>
    </style:style>
    <style:style style:name="gr11" style:family="graphic" style:parent-style-name="standard">
      <style:graphic-properties draw:stroke="dash" draw:stroke-dash="Dashed_20__28_var_29_" draw:marker-start="" draw:fill="solid" draw:fill-color="#729fcf" draw:opacity="0%" draw:textarea-horizontal-align="justify" draw:textarea-vertical-align="middle" draw:auto-grow-height="false" fo:min-height="0.45cm" fo:min-width="7.3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hatch" draw:fill-color="#729fcf" draw:fill-hatch-name="Black_20_45_20_Degrees" draw:opacity="100%" draw:textarea-horizontal-align="justify" draw:textarea-vertical-align="middle" draw:auto-grow-height="false" fo:min-height="4.17cm" fo:min-width="0.02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000000" draw:marker-start-width="0.321cm" draw:marker-end-width="0.321cm" draw:fill="solid" draw:fill-color="#729fcf" draw:opacity="9%" draw:textarea-horizontal-align="justify" draw:textarea-vertical-align="middle" draw:auto-grow-height="false" fo:min-height="3.478cm" fo:min-width="6.02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000000" draw:marker-start-width="0.321cm" draw:marker-end-width="0.321cm" draw:fill="hatch" draw:fill-color="#729fcf" draw:fill-hatch-name="Black_20_45_20_Degrees" draw:opacity="100%" draw:textarea-horizontal-align="justify" draw:textarea-vertical-align="middle" draw:auto-grow-height="false" fo:min-height="3.478cm" fo:min-width="0cm" fo:padding-top="0.165cm" fo:padding-bottom="0.165cm" fo:padding-left="0.29cm" fo:padding-right="0.29cm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063cm" fo:min-width="0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062cm" fo:min-width="0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0.148cm" fo:min-width="0cm"/>
    </style:style>
    <style:style style:name="gr18" style:family="graphic" style:parent-style-name="standard">
      <style:graphic-properties draw:marker-start="" draw:fill="none" draw:textarea-horizontal-align="justify" draw:textarea-vertical-align="middle" draw:auto-grow-height="false" fo:min-height="0.596cm" fo:min-width="2.376cm"/>
    </style:style>
    <style:style style:name="gr1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093cm"/>
    </style:style>
    <style:style style:name="gr20" style:family="graphic" style:parent-style-name="standard">
      <style:graphic-properties svg:stroke-width="0.081cm" svg:stroke-color="#000000" draw:marker-start-width="0.321cm" draw:marker-end-width="0.321cm" draw:fill="hatch" draw:fill-color="#729fcf" draw:fill-hatch-name="Black_20_45_20_Degrees" draw:opacity="100%" draw:textarea-horizontal-align="justify" draw:textarea-vertical-align="middle" draw:auto-grow-height="false" fo:min-height="3.478cm" fo:min-width="0.859cm" fo:padding-top="0.165cm" fo:padding-bottom="0.165cm" fo:padding-left="0.29cm" fo:padding-right="0.29cm"/>
    </style:style>
    <style:style style:name="gr2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092cm"/>
    </style:style>
    <style:style style:name="gr22" style:family="graphic" style:parent-style-name="standard">
      <style:graphic-properties svg:stroke-width="0.081cm" svg:stroke-color="#000000" draw:marker-start-width="0.321cm" draw:marker-end-width="0.321cm" draw:fill="hatch" draw:fill-color="#729fcf" draw:fill-hatch-name="Black_20_45_20_Degrees" draw:opacity="100%" draw:textarea-horizontal-align="justify" draw:textarea-vertical-align="middle" draw:auto-grow-height="false" fo:min-height="3.478cm" fo:min-width="1.535cm" fo:padding-top="0.165cm" fo:padding-bottom="0.165cm" fo:padding-left="0.29cm" fo:padding-right="0.29cm"/>
    </style:style>
    <style:style style:name="gr23" style:family="graphic" style:parent-style-name="standard">
      <style:graphic-properties draw:marker-start="" draw:fill="none" draw:textarea-horizontal-align="justify" draw:textarea-vertical-align="middle" draw:auto-grow-height="false" fo:min-height="0.596cm" fo:min-width="2.377cm"/>
    </style:style>
    <style:style style:name="gr2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261cm"/>
    </style:style>
    <style:style style:name="gr25" style:family="graphic" style:parent-style-name="standard">
      <style:graphic-properties svg:stroke-color="#000000" draw:fill-color="#000000" draw:opacity="23%" draw:textarea-vertical-align="middle" draw:auto-grow-height="false" fo:min-height="0.65cm" fo:min-width="1.9cm"/>
    </style:style>
    <style:style style:name="gr26" style:family="graphic" style:parent-style-name="standard">
      <style:graphic-properties draw:stroke="dash" draw:stroke-dash="Dashed_20__28_var_29_" draw:marker-start="" draw:fill="solid" draw:fill-color="#729fcf" draw:opacity="0%" draw:textarea-horizontal-align="justify" draw:textarea-vertical-align="middle" draw:auto-grow-height="false" fo:min-height="0.45cm" fo:min-width="4.1cm"/>
    </style:style>
    <style:style style:name="gr27" style:family="graphic" style:parent-style-name="standard">
      <style:graphic-properties svg:stroke-color="#000000" draw:fill-color="#000000" draw:opacity="23%" draw:textarea-vertical-align="middle" draw:auto-grow-height="false" fo:min-height="0.65cm" fo:min-width="1.9cm"/>
    </style:style>
    <style:style style:name="gr28" style:family="graphic" style:parent-style-name="standard">
      <style:graphic-properties draw:stroke="dash" draw:stroke-dash="Dashed_20__28_var_29_" draw:marker-start="" draw:fill="solid" draw:fill-color="#729fcf" draw:opacity="0%" draw:textarea-horizontal-align="justify" draw:textarea-vertical-align="middle" draw:auto-grow-height="false" fo:min-height="0.45cm" fo:min-width="2.8cm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solid" draw:fill-color="#729fcf" draw:opacity="9%" draw:textarea-horizontal-align="justify" draw:textarea-vertical-align="middle" draw:auto-grow-height="false" fo:min-height="2.27cm" fo:min-width="3.82cm" fo:padding-top="0.165cm" fo:padding-bottom="0.165cm" fo:padding-left="0.29cm" fo:padding-right="0.29cm"/>
    </style:style>
    <style:style style:name="gr30" style:family="graphic" style:parent-style-name="standard">
      <style:graphic-properties draw:marker-start="" draw:fill="none" draw:textarea-horizontal-align="justify" draw:textarea-vertical-align="middle" draw:auto-grow-height="false" fo:min-height="0.534cm" fo:min-width="1.771cm"/>
    </style:style>
    <style:style style:name="gr31" style:family="graphic" style:parent-style-name="standard">
      <style:graphic-properties svg:stroke-color="#000000" draw:fill="solid" draw:fill-color="#000000" draw:opacity="100%" draw:opacity-name="" draw:textarea-horizontal-align="justify" draw:textarea-vertical-align="middle" draw:auto-grow-height="false" fo:min-height="2.35cm" fo:min-width="0cm"/>
    </style:style>
    <style:style style:name="gr32" style:family="graphic" style:parent-style-name="standard">
      <style:graphic-properties svg:stroke-color="#000000" draw:fill-color="#000000" draw:textarea-vertical-align="middle" draw:auto-grow-height="false" fo:min-height="0cm" fo:min-width="0cm"/>
    </style:style>
    <style:style style:name="gr33" style:family="graphic" style:parent-style-name="standard">
      <style:graphic-properties draw:opacity="0%" draw:textarea-horizontal-align="justify" draw:textarea-vertical-align="middle" draw:auto-grow-height="false" fo:min-height="2.55cm" fo:min-width="21.09cm"/>
    </style:style>
    <style:style style:name="P1" style:family="paragraph">
      <loext:graphic-properties draw:fill="solid" draw:fill-color="#729fcf" draw:opacity="9%"/>
      <style:paragraph-properties fo:text-align="center"/>
    </style:style>
    <style:style style:name="P2" style:family="paragraph">
      <loext:graphic-properties draw:fill="hatch" draw:fill-color="#729fcf" draw:fill-hatch-name="Black_20_45_20_Degrees" draw:opacity="100%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start"/>
      <style:text-properties fo:font-size="12pt" style:font-size-asian="12pt" style:font-size-complex="12pt"/>
    </style:style>
    <style:style style:name="P7" style:family="paragraph">
      <loext:graphic-properties draw:fill="solid" draw:fill-color="#729fcf" draw:opacity="0%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-color="#000000" draw:opacity="23%"/>
      <style:paragraph-properties fo:text-align="center"/>
    </style:style>
    <style:style style:name="P9" style:family="paragraph">
      <style:paragraph-properties fo:text-align="start"/>
      <style:text-properties fo:font-size="9pt" style:font-size-asian="9pt" style:font-size-complex="9pt"/>
    </style:style>
    <style:style style:name="P10" style:family="paragraph">
      <loext:graphic-properties draw:fill="solid" draw:fill-color="#729fcf" draw:opacity="0%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11" style:family="paragraph">
      <style:paragraph-properties fo:text-align="center"/>
      <style:text-properties fo:font-size="8pt" style:font-size-asian="8pt" style:font-size-complex="8pt"/>
    </style:style>
    <style:style style:name="P12" style:family="paragraph">
      <loext:graphic-properties draw:fill="non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3" style:family="paragraph">
      <loext:graphic-properties draw:fill="solid" draw:fill-color="#000000" draw:opacity="100%"/>
      <style:paragraph-properties fo:text-align="center"/>
    </style:style>
    <style:style style:name="P14" style:family="paragraph">
      <loext:graphic-properties draw:opacity="0%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7.8cm" svg:height="4.5cm" svg:x="2cm" svg:y="14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.5cm" svg:height="4.5cm" svg:x="2cm" svg:y="14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85cm" svg:height="0.37cm" svg:x="3.015cm" svg:y="16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85cm" svg:height="0.37cm" svg:x="2.4cm" svg:y="16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85cm" svg:height="0.37cm" svg:x="3.6cm" svg:y="16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7cm" svg:height="0.2cm" svg:x="8.2cm" svg:y="18.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5cm" svg:height="0.47cm" svg:x="5.5cm" svg:y="18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47cm" svg:x="6.1cm" svg:y="18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47cm" svg:x="6.7cm" svg:y="18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47cm" svg:x="7.3cm" svg:y="18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3.4cm" svg:height="1cm" svg:x="5.4cm" svg:y="14.6cm">
            <text:p text:style-name="P4"><text:span text:style-name="T1">12:00</text:span></text:p>
            <text:p text:style-name="P4"><text:span text:style-name="T1">Monday 1 2029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2cm" svg:height="0.2cm" svg:x="2.2cm" svg:y="18.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9cm" svg:height="0.2cm" svg:x="2.8cm" svg:y="16.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9cm" svg:height="0.1cm" svg:x="2.8cm" svg:y="1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7cm" svg:height="0.2cm" svg:x="9cm" svg:y="18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7.8cm" svg:height="4.5cm" svg:x="2cm" svg:y="8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2" draw:layer="layout" svg:width="1.7cm" svg:height="4.5cm" svg:x="2cm" svg:y="8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85cm" svg:height="0.37cm" svg:x="2.1cm" svg:y="10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85cm" svg:height="0.37cm" svg:x="2.1cm" svg:y="10.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85cm" svg:height="0.37cm" svg:x="2.1cm" svg:y="11.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47cm" svg:x="5.3cm" svg:y="1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47cm" svg:x="5.9cm" svg:y="1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47cm" svg:x="6.5cm" svg:y="1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47cm" svg:x="7.1cm" svg:y="1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3.4cm" svg:height="1cm" svg:x="4.8cm" svg:y="9cm">
            <text:p text:style-name="P4"><text:span text:style-name="T1">12:00</text:span></text:p>
            <text:p text:style-name="P4"><text:span text:style-name="T1">Monday 1 2029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2cm" svg:height="0.2cm" svg:x="2.2cm" svg:y="1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7cm" svg:height="0.2cm" svg:x="2.6cm" svg:y="10.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2cm" svg:height="0.2cm" svg:x="3.4cm" svg:y="10.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7cm" svg:height="0.2cm" svg:x="8.2cm" svg:y="1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7cm" svg:height="0.2cm" svg:x="9cm" svg:y="1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7.8cm" svg:height="4.5cm" svg:x="2cm" svg:y="2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85cm" svg:height="0.37cm" svg:x="5.53cm" svg:y="2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85cm" svg:height="0.37cm" svg:x="4.915cm" svg:y="2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85cm" svg:height="0.37cm" svg:x="6.115cm" svg:y="2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7cm" svg:height="0.2cm" svg:x="8.2cm" svg:y="25.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5cm" svg:height="0.47cm" svg:x="4.6cm" svg:y="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47cm" svg:x="5.2cm" svg:y="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47cm" svg:x="5.8cm" svg:y="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47cm" svg:x="6.4cm" svg:y="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3.4cm" svg:height="1cm" svg:x="4cm" svg:y="21.3cm">
            <text:p text:style-name="P4"><text:span text:style-name="T1">12:00</text:span></text:p>
            <text:p text:style-name="P4"><text:span text:style-name="T1">Monday 1 2029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2cm" svg:height="0.2cm" svg:x="2.2cm" svg:y="25.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9cm" svg:height="0.2cm" svg:x="5.3cm" svg:y="23.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9cm" svg:height="0.1cm" svg:x="5.3cm" svg:y="23.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7cm" svg:height="0.2cm" svg:x="9cm" svg:y="25.3cm">
            <text:p/>
            <draw:enhanced-geometry svg:viewBox="0 0 21600 21600" draw:type="rectangle" draw:enhanced-path="M 0 0 L 21600 0 21600 21600 0 21600 0 0 Z N"/>
          </draw:custom-shape>
        </draw:g>
        <draw:custom-shape draw:style-name="gr10" draw:text-style-name="P7" draw:layer="layout" svg:width="7.8cm" svg:height="0.6cm" svg:x="1.9cm" svg:y="2.6cm">
          <text:p text:style-name="P6"><text:span text:style-name="T2">« Icon View »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7.8cm" svg:height="0.7cm" svg:x="1.9cm" svg:y="8.1cm">
          <text:p text:style-name="P6"><text:span text:style-name="T2">«Tiny View »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7.8cm" svg:height="0.7cm" svg:x="2cm" svg:y="13.6cm">
          <text:p text:style-name="P6"><text:span text:style-name="T2">«Half View »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7.8cm" svg:height="0.7cm" svg:x="1.9cm" svg:y="20.5cm">
          <text:p text:style-name="P6"><text:span text:style-name="T2">«Full View »</text:span>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7.8cm" svg:height="4.5cm" svg:x="2cm" svg:y="3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2" draw:layer="layout" svg:width="0.6cm" svg:height="4.5cm" svg:x="2cm" svg:y="3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385cm" svg:height="0.37cm" svg:x="2.1cm" svg:y="4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85cm" svg:height="0.37cm" svg:x="2.1cm" svg:y="5.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385cm" svg:height="0.37cm" svg:x="2.1cm" svg:y="5.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47cm" svg:x="4.9cm" svg:y="7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47cm" svg:x="5.5cm" svg:y="7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47cm" svg:x="6.1cm" svg:y="7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5cm" svg:height="0.47cm" svg:x="6.7cm" svg:y="7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3.4cm" svg:height="1cm" svg:x="4.5cm" svg:y="3.4cm">
            <text:p text:style-name="P4"><text:span text:style-name="T1">12:00</text:span></text:p>
            <text:p text:style-name="P4"><text:span text:style-name="T1">Monday 1 2029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2cm" svg:height="0.2cm" svg:x="2.2cm" svg:y="7.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7cm" svg:height="0.2cm" svg:x="8.2cm" svg:y="7.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7cm" svg:height="0.2cm" svg:x="9cm" svg:y="7.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7.8cm" svg:height="4.5cm" svg:x="2cm" svg:y="3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" draw:layer="layout" svg:width="6.6cm" svg:height="3.808cm" svg:x="12.5cm" svg:y="3.492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4" draw:text-style-name="P2" draw:layer="layout" svg:width="0.508cm" svg:height="3.808cm" svg:x="18.592cm" svg:y="3.492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5" draw:text-style-name="P3" draw:layer="layout" svg:width="0.326cm" svg:height="0.313cm" svg:x="18.69cm" svg:y="4.677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15" draw:text-style-name="P3" draw:layer="layout" svg:width="0.326cm" svg:height="0.313cm" svg:x="18.69cm" svg:y="5.12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16" draw:text-style-name="P3" draw:layer="layout" svg:width="0.326cm" svg:height="0.312cm" svg:x="18.69cm" svg:y="5.548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17" draw:text-style-name="P3" draw:layer="layout" svg:width="0.423cm" svg:height="0.398cm" svg:x="16.222cm" svg:y="6.792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17" draw:text-style-name="P3" draw:layer="layout" svg:width="0.423cm" svg:height="0.398cm" svg:x="15.715cm" svg:y="6.792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17" draw:text-style-name="P3" draw:layer="layout" svg:width="0.423cm" svg:height="0.398cm" svg:x="15.207cm" svg:y="6.792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17" draw:text-style-name="P3" draw:layer="layout" svg:width="0.423cm" svg:height="0.398cm" svg:x="14.699cm" svg:y="6.792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18" draw:text-style-name="P5" draw:layer="layout" svg:width="2.876cm" svg:height="0.846cm" svg:x="14.108cm" svg:y="3.661cm">
            <text:p text:style-name="P4"><text:span text:style-name="T1">12:00</text:span></text:p>
            <text:p text:style-name="P4"><text:span text:style-name="T1">Monday 1 2029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7" draw:text-style-name="P3" draw:layer="layout" svg:width="0.17cm" svg:height="0.17cm" svg:x="18.761cm" svg:y="7.04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9" draw:text-style-name="P3" draw:layer="layout" svg:width="0.593cm" svg:height="0.17cm" svg:x="13.26cm" svg:y="7.04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9" draw:text-style-name="P3" draw:layer="layout" svg:width="0.593cm" svg:height="0.17cm" svg:x="12.583cm" svg:y="7.04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1" draw:layer="layout" svg:width="6.6cm" svg:height="3.808cm" svg:x="12.5cm" svg:y="3.492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13" draw:text-style-name="P1" draw:layer="layout" svg:width="6.6cm" svg:height="3.808cm" svg:x="12.5cm" svg:y="9.092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0" draw:text-style-name="P2" draw:layer="layout" svg:width="1.439cm" svg:height="3.808cm" svg:x="17.66cm" svg:y="9.092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5" draw:text-style-name="P3" draw:layer="layout" svg:width="0.325cm" svg:height="0.313cm" svg:x="18.689cm" svg:y="10.277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15" draw:text-style-name="P3" draw:layer="layout" svg:width="0.325cm" svg:height="0.313cm" svg:x="18.689cm" svg:y="10.726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15" draw:text-style-name="P3" draw:layer="layout" svg:width="0.325cm" svg:height="0.313cm" svg:x="18.689cm" svg:y="11.149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17" draw:text-style-name="P3" draw:layer="layout" svg:width="0.423cm" svg:height="0.398cm" svg:x="15.884cm" svg:y="12.392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17" draw:text-style-name="P3" draw:layer="layout" svg:width="0.423cm" svg:height="0.398cm" svg:x="15.376cm" svg:y="12.392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17" draw:text-style-name="P3" draw:layer="layout" svg:width="0.423cm" svg:height="0.398cm" svg:x="14.868cm" svg:y="12.392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17" draw:text-style-name="P3" draw:layer="layout" svg:width="0.424cm" svg:height="0.398cm" svg:x="14.361cm" svg:y="12.392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18" draw:text-style-name="P5" draw:layer="layout" svg:width="2.876cm" svg:height="0.846cm" svg:x="13.855cm" svg:y="9.262cm">
            <text:p text:style-name="P4"><text:span text:style-name="T1">12:00</text:span></text:p>
            <text:p text:style-name="P4"><text:span text:style-name="T1">Monday 1 2029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7" draw:text-style-name="P3" draw:layer="layout" svg:width="0.169cm" svg:height="0.17cm" svg:x="18.761cm" svg:y="12.64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9" draw:text-style-name="P3" draw:layer="layout" svg:width="0.593cm" svg:height="0.169cm" svg:x="17.998cm" svg:y="10.7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7" draw:text-style-name="P3" draw:layer="layout" svg:width="0.17cm" svg:height="0.169cm" svg:x="17.745cm" svg:y="10.7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9" draw:text-style-name="P3" draw:layer="layout" svg:width="0.593cm" svg:height="0.17cm" svg:x="13.261cm" svg:y="12.64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1" draw:text-style-name="P3" draw:layer="layout" svg:width="0.592cm" svg:height="0.17cm" svg:x="12.585cm" svg:y="12.646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3" draw:text-style-name="P1" draw:layer="layout" svg:width="6.6cm" svg:height="3.808cm" svg:x="12.5cm" svg:y="14.592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2" draw:text-style-name="P2" draw:layer="layout" svg:width="2.115cm" svg:height="3.808cm" svg:x="16.984cm" svg:y="14.592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5" draw:text-style-name="P3" draw:layer="layout" svg:width="0.326cm" svg:height="0.313cm" svg:x="17.915cm" svg:y="16.031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15" draw:text-style-name="P3" draw:layer="layout" svg:width="0.325cm" svg:height="0.313cm" svg:x="18.436cm" svg:y="16.031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15" draw:text-style-name="P3" draw:layer="layout" svg:width="0.326cm" svg:height="0.313cm" svg:x="17.42cm" svg:y="16.031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21" draw:text-style-name="P3" draw:layer="layout" svg:width="0.592cm" svg:height="0.169cm" svg:x="13.262cm" svg:y="18.14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3" draw:layer="layout" svg:width="0.423cm" svg:height="0.398cm" svg:x="15.714cm" svg:y="17.892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17" draw:text-style-name="P3" draw:layer="layout" svg:width="0.424cm" svg:height="0.398cm" svg:x="15.208cm" svg:y="17.892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17" draw:text-style-name="P3" draw:layer="layout" svg:width="0.422cm" svg:height="0.398cm" svg:x="14.7cm" svg:y="17.892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17" draw:text-style-name="P3" draw:layer="layout" svg:width="0.423cm" svg:height="0.398cm" svg:x="14.191cm" svg:y="17.892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23" draw:text-style-name="P5" draw:layer="layout" svg:width="2.877cm" svg:height="0.846cm" svg:x="13.345cm" svg:y="14.762cm">
            <text:p text:style-name="P4"><text:span text:style-name="T1">12:00</text:span></text:p>
            <text:p text:style-name="P4"><text:span text:style-name="T1">Monday 1 2029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7" draw:text-style-name="P3" draw:layer="layout" svg:width="0.17cm" svg:height="0.169cm" svg:x="18.762cm" svg:y="18.14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4" draw:text-style-name="P3" draw:layer="layout" svg:width="0.761cm" svg:height="0.17cm" svg:x="17.66cm" svg:y="16.53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4" draw:text-style-name="P3" draw:layer="layout" svg:width="0.761cm" svg:height="0.085cm" svg:x="17.66cm" svg:y="16.79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9" draw:text-style-name="P3" draw:layer="layout" svg:width="0.593cm" svg:height="0.169cm" svg:x="12.584cm" svg:y="18.146cm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style-name="gr25" draw:text-style-name="P8" draw:layer="layout" svg:width="2.4cm" svg:height="0.9cm" svg:x="10.3cm" svg:y="13cm">
          <text:p/>
          <draw:enhanced-geometry svg:viewBox="0 0 21600 21600" draw:text-areas="0 0 21600 21600" draw:mirror-vertic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6" draw:text-style-name="P7" draw:layer="layout" svg:width="4.6cm" svg:height="0.7cm" svg:x="14.5cm" svg:y="2.5cm">
          <text:p text:style-name="P6"><text:span text:style-name="T2">« Mirroited versions »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2.4cm" svg:height="0.9cm" svg:x="10.3cm" svg:y="7.3cm">
          <text:p text:style-name="P4"/>
          <draw:enhanced-geometry svg:viewBox="0 0 21600 21600" draw:text-areas="0 0 21600 21600" draw:mirror-vertical="true" draw:mirror-horizont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5" draw:text-style-name="P8" draw:layer="layout" svg:width="2.4cm" svg:height="0.9cm" svg:x="10.3cm" svg:y="18.5cm">
          <text:p/>
          <draw:enhanced-geometry svg:viewBox="0 0 21600 21600" draw:text-areas="0 0 21600 21600" draw:mirror-vertical="tru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10" draw:layer="layout" svg:width="3.3cm" svg:height="0.7cm" svg:x="12.1cm" svg:y="22.3cm">
          <text:p text:style-name="P9"><text:span text:style-name="T3">« Minimized state »</text:span></text:p>
          <text:p text:style-name="P9"><text:span text:style-name="T4"><text:s text:c="3"/></text:span><text:span text:style-name="T4">(for taskbar views)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29" draw:text-style-name="P1" draw:layer="layout" svg:width="4.4cm" svg:height="2.6cm" svg:x="12.4cm" svg:y="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0.395cm" svg:height="0.116cm" svg:x="15.897cm" svg:y="25.42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283cm" svg:height="0.272cm" svg:x="13.866cm" svg:y="25.2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3" draw:layer="layout" svg:width="0.282cm" svg:height="0.272cm" svg:x="14.205cm" svg:y="25.2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3" draw:layer="layout" svg:width="0.283cm" svg:height="0.272cm" svg:x="14.543cm" svg:y="25.2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3" draw:layer="layout" svg:width="0.282cm" svg:height="0.272cm" svg:x="14.882cm" svg:y="25.2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2" draw:layer="layout" svg:width="2.271cm" svg:height="0.784cm" svg:x="13.529cm" svg:y="23.116cm">
            <text:p text:style-name="P11"><text:span text:style-name="T5">12:00</text:span></text:p>
            <text:p text:style-name="P11"><text:span text:style-name="T5">Monday 1 2029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394cm" svg:height="0.116cm" svg:x="16.349cm" svg:y="25.427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3" draw:layer="layout" svg:width="0.057cm" svg:height="2.6cm" svg:x="12.4cm" svg:y="23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3" draw:layer="layout" svg:width="0.395cm" svg:height="0.231cm" svg:x="12.512cm" svg:y="24.849cm">
            <text:p/>
            <draw:enhanced-geometry draw:text-areas="4000 ?f1 ?f5 ?f2" draw:glue-points="0 10800 21600 10800 ?f0 0 ?f0 21600" draw:mirror-horizontal="true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style-name="gr32" draw:text-style-name="P3" draw:layer="layout" svg:width="0.408cm" svg:height="0.231cm" svg:x="12.5cm" svg:y="23.693cm">
            <text:p/>
            <draw:enhanced-geometry draw:text-areas="4000 ?f1 ?f5 ?f2" draw:glue-points="0 10800 21600 10800 ?f0 0 ?f0 21600" draw:mirror-horizontal="true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style-name="gr32" draw:text-style-name="P3" draw:layer="layout" svg:width="0.4cm" svg:height="0.231cm" svg:x="16.3cm" svg:y="23.769cm">
            <text:p/>
            <draw:enhanced-geometry draw:text-areas="4000 ?f1 ?f5 ?f2" draw:glue-points="0 10800 21600 10800 ?f0 0 ?f0 21600" draw:mirror-horizontal="false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style-name="gr32" draw:text-style-name="P3" draw:layer="layout" svg:width="0.492cm" svg:height="0.231cm" svg:x="16.2cm" svg:y="24.869cm">
            <text:p/>
            <draw:enhanced-geometry draw:text-areas="4000 ?f1 ?f5 ?f2" draw:glue-points="0 10800 21600 10800 ?f0 0 ?f0 21600" draw:mirror-horizontal="false" draw:mirror-vertical="false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</draw:g>
        <draw:custom-shape draw:style-name="gr33" draw:text-style-name="P14" draw:layer="layout" svg:width="21.59cm" svg:height="2.8cm" svg:x="0cm" svg:y="0cm">
          <text:p text:style-name="P4"><text:span text:style-name="T6">Layouts :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5T15:54:05.183209428</meta:creation-date>
    <dc:date>2019-04-05T17:06:38.197313865</dc:date>
    <meta:editing-duration>PT10M36S</meta:editing-duration>
    <meta:editing-cycles>6</meta:editing-cycles>
    <meta:generator>LibreOffice/6.2.2.2$Linux_X86_64 LibreOffice_project/20$Build-2</meta:generator>
    <meta:document-statistic meta:object-count="133"/>
  </office:meta>
</office:document-meta>
</file>